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_20_Title">
      <style:paragraph-properties fo:text-align="start" style:justify-single-word="false"/>
      <style:text-properties style:text-underline-style="none" fo:font-weight="normal" officeooo:rsid="000de037" officeooo:paragraph-rsid="0009fa63" style:font-weight-asian="normal" style:font-weight-complex="normal"/>
    </style:style>
    <style:style style:name="P2" style:family="paragraph" style:parent-style-name="Figure_20_Title">
      <style:paragraph-properties fo:text-align="start" style:justify-single-word="false"/>
      <style:text-properties style:text-underline-style="none" fo:font-weight="normal" officeooo:rsid="000de037" officeooo:paragraph-rsid="000a9d58" style:font-weight-asian="normal" style:font-weight-complex="normal"/>
    </style:style>
    <style:style style:name="P3" style:family="paragraph" style:parent-style-name="Figure_20_Title">
      <style:paragraph-properties fo:text-align="start" style:justify-single-word="false"/>
      <style:text-properties style:text-underline-style="none" fo:font-weight="normal" officeooo:rsid="000de037" officeooo:paragraph-rsid="000c288b" style:font-weight-asian="normal" style:font-weight-complex="normal"/>
    </style:style>
    <style:style style:name="P4" style:family="paragraph" style:parent-style-name="Figure_20_Title">
      <style:paragraph-properties fo:text-align="start" style:justify-single-word="false"/>
      <style:text-properties style:text-underline-style="none" fo:font-weight="normal" officeooo:rsid="000a9d58" officeooo:paragraph-rsid="000a9d58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2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)</text:p>
      <text:p text:style-name="P1">Student(<text:span text:style-name="T1">StdNo</text:span>, StdName, StdAddress, StdCity, StdState, StdZip, StdEmai)</text:p>
      <text:p text:style-name="P1">Lender(<text:span text:style-name="T1">LenderNo</text:span>, LendName)</text:p>
      <text:p text:style-name="P1">Institution(<text:span text:style-name="T1">InstID</text:span>, InstName, InstMascot)</text:p>
      <text:p text:style-name="P1"/>
      <text:p text:style-name="P1">Loan(<text:span text:style-name="T1">LoanNo</text:span>, StdNo, InstID, LenderNo, ProcDate, DisbMethod, DisbBank, DateAuth, NoteValue, Subsidized, Rate)</text:p>
      <text:p text:style-name="P1">FOREIGN KEY(StdNo) REFERENCES Student</text:p>
      <text:p text:style-name="P2">FOREIGN KEY(LenderNo) REFERENCES Lender</text:p>
      <text:p text:style-name="P1">FOREIGN KEY(InstID) REFERENCES Institution</text:p>
      <text:p text:style-name="P1"/>
      <text:p text:style-name="P1"/>
      <text:p text:style-name="P1">StdNo NOT NULL</text:p>
      <text:p text:style-name="P1">InstID NOT NULL</text:p>
      <text:p text:style-name="P1">LenderNo NOT NULL</text:p>
      <text:p text:style-name="P1"/>
      <text:p text:style-name="P1">DisburseLine(<text:span text:style-name="T1">LoanNo</text:span>,<text:span text:style-name="T1">DateSent</text:span>, Amount, OrigFee, GuarFee)</text:p>
      <text:p text:style-name="P1">FOREIGN KEY(LoanNo) REFERENCES Loan</text:p>
      <text:p text:style-name="P1"/>
      <text:p text:style-name="P1"/>
      <text:p text:style-name="P4">2)</text:p>
      <text:p text:style-name="P4">Account(<text:span text:style-name="T1">Acctid</text:span>, Acctno, AcctName, Balance)</text:p>
      <text:p text:style-name="P4">FOREIGN KEY(Accno) REFERENCES Account</text:p>
      <text:p text:style-name="P4"/>
      <text:p text:style-name="P4">3)</text:p>
      <text:p text:style-name="P4">Owner(<text:span text:style-name="T1">OwnId,</text:span> OwnName, OwnPhn<text:span text:style-name="T1">)</text:span></text:p>
      <text:p text:style-name="P4">Property(<text:span text:style-name="T1">PropId</text:span>, BldgName, UnitNo, Bdrms)</text:p>
      <text:p text:style-name="P4"/>
      <text:p text:style-name="P4">Shares(OwnId, PropId, StartWeek, EndWeek)</text:p>
      <text:p text:style-name="P3">FOREIGN KEY(<text:span text:style-name="T2">OwnId</text:span>) REFERENCES <text:span text:style-name="T2">Ownder</text:span></text:p>
      <text:p text:style-name="P3">FOREIGN KEY(<text:span text:style-name="T2">PropId</text:span>) REFERENCES <text:span text:style-name="T2">Property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07:58:43.803154790</meta:creation-date>
    <dc:date>2021-11-08T08:11:21.766481783</dc:date>
    <meta:editing-duration>PT1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82" meta:character-count="772" meta:non-whitespace-character-count="712"/>
  </office:meta>
</office:document-meta>
</file>